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werCaseImpl.accept( QOMTreeVisitor visitor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werCaseImpl.LowerCaseImpl( NamePathResolver resolver , DynamicOperandImpl oper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werCaseImpl.getOpera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